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E0000022122605FFFE3247BB1.png" manifest:media-type="image/png"/>
  <manifest:file-entry manifest:full-path="Pictures/10002AEA00000B0F00000B0F10C70DFA97492BDD.svg" manifest:media-type="image/svg+xml"/>
  <manifest:file-entry manifest:full-path="Pictures/10000201000001E20000018F81A5CB1DFDB83DFD.png" manifest:media-type="image/png"/>
  <manifest:file-entry manifest:full-path="Pictures/1000020100000315000002F84A49273CBE97C306.png" manifest:media-type="image/png"/>
  <manifest:file-entry manifest:full-path="Pictures/10000000000003200000019CF0196EC130601A8D.jpg" manifest:media-type="image/jpeg"/>
  <manifest:file-entry manifest:full-path="Pictures/1000020100000183000003406E23D3A3136F774D.png" manifest:media-type="image/png"/>
  <manifest:file-entry manifest:full-path="Pictures/10000201000001B10000019DE7393C0BE8DC843C.png" manifest:media-type="image/png"/>
  <manifest:file-entry manifest:full-path="Pictures/1000020100000320000001F4F9F608A04D0D675B.png" manifest:media-type="image/png"/>
  <manifest:file-entry manifest:full-path="Pictures/10000201000000EF000000F281A744466D5B79BD.png" manifest:media-type="image/png"/>
  <manifest:file-entry manifest:full-path="Pictures/10000201000000FF00000102F7927640C2F6E5D9.png" manifest:media-type="image/png"/>
  <manifest:file-entry manifest:full-path="Pictures/1000185E00001A5C00001AAAA43D7E743A2FFD1A.svg" manifest:media-type="image/svg+xml"/>
  <manifest:file-entry manifest:full-path="Pictures/100002010000006B0000006B7B1C94D765A8E621.png" manifest:media-type="image/png"/>
  <manifest:file-entry manifest:full-path="Pictures/10000201000000A300000165344BF3FE8E33F5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1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7.5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3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Line_20_Style_20_9" svg:stroke-width="0.05cm" svg:stroke-color="#c5000b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8cm"/>
      <style:paragraph-properties style:writing-mode="lr-tb"/>
    </style:style>
    <style:style style:name="gr11" style:family="graphic" style:parent-style-name="objectwithoutfill">
      <style:graphic-properties svg:stroke-width="0.1cm" svg:stroke-color="#004586" draw:marker-start-width="0.35cm" draw:marker-end="Arrowheads_20_1" draw:marker-end-width="0.45cm" draw:fill="solid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944794" draw:marker-start-width="0.35cm" draw:marker-end="Arrowheads_20_1" draw:marker-end-width="0.45cm" draw:fill="solid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548b54" draw:marker-start="Arrowheads_20_2" draw:marker-start-width="0.35cm" draw:marker-end="Arrowheads_20_1" draw:marker-end-width="0.45cm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86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7" style:family="paragraph">
      <loext:graphic-properties draw:fill="none" draw:fill-color="#ffffff"/>
      <style:text-properties fo:color="#548b54" loext:opacity="100%" fo:font-size="12pt" style:font-size-asian="12pt" style:font-size-complex="12pt"/>
    </style:style>
    <style:style style:name="P8" style:family="paragraph">
      <loext:graphic-properties draw:fill="none" draw:fill-color="#ffffff"/>
      <style:text-properties fo:color="#004586" loext:opacity="100%" fo:font-size="12pt" style:font-size-asian="12pt" style:font-size-complex="12pt"/>
    </style:style>
    <style:style style:name="P9" style:family="paragraph">
      <loext:graphic-properties draw:fill="none" draw:fill-color="#ffffff"/>
      <style:text-properties fo:color="#944794" loext:opacity="100%" fo:font-size="10pt" style:font-size-asian="10pt" style:font-size-complex="10pt"/>
    </style:style>
    <style:style style:name="P10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9211e" loext:opacity="100%" fo:font-size="12pt" style:font-size-asian="12pt" style:font-size-complex="12pt"/>
    </style:style>
    <style:style style:name="T3" style:family="text">
      <style:text-properties fo:color="#548b54" loext:opacity="100%" fo:font-size="12pt" style:font-size-asian="12pt" style:font-size-complex="12pt"/>
    </style:style>
    <style:style style:name="T4" style:family="text">
      <style:text-properties fo:color="#004586" loext:opacity="100%" fo:font-size="12pt" style:font-size-asian="12pt" style:font-size-complex="12pt"/>
    </style:style>
    <style:style style:name="T5" style:family="text">
      <style:text-properties fo:color="#944794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frame draw:style-name="gr1" draw:text-style-name="P1" draw:layer="layout" svg:width="1.512cm" svg:height="3.313cm" svg:x="11.488cm" svg:y="7.497cm">
              <draw:image xlink:href="Pictures/10000201000000A300000165344BF3FE8E33F5A9.png" xlink:type="simple" xlink:show="embed" xlink:actuate="onLoad" draw:mime-type="image/png">
                <text:p/>
              </draw:image>
            </draw:frame>
            <draw:frame draw:style-name="gr1" draw:text-style-name="P1" draw:layer="layout" svg:width="1.582cm" svg:height="1.6cm" svg:x="12.088cm" svg:y="9.81cm">
              <draw:image xlink:href="Pictures/1000185E00001A5C00001AAAA43D7E743A2FFD1A.svg" xlink:type="simple" xlink:show="embed" xlink:actuate="onLoad" draw:mime-type="image/svg+xml">
                <text:p/>
              </draw:image>
              <draw:image xlink:href="Pictures/10000201000000FF00000102F7927640C2F6E5D9.png" xlink:type="simple" xlink:show="embed" xlink:actuate="onLoad" draw:mime-type="image/png"/>
            </draw:frame>
          </draw:g>
          <draw:frame draw:style-name="gr2" draw:text-style-name="P3" draw:layer="layout" svg:width="3.613cm" svg:height="0.556cm" svg:x="10.773cm" svg:y="11.444cm">
            <draw:text-box>
              <text:p text:style-name="P2"><text:span text:style-name="T1">Message Broker</text:span></text:p>
            </draw:text-box>
          </draw:frame>
        </draw:g>
        <draw:g>
          <draw:frame draw:style-name="gr1" draw:text-style-name="P1" draw:layer="layout" svg:width="1.975cm" svg:height="2cm" svg:x="22.987cm" svg:y="9.244cm">
            <draw:image xlink:href="Pictures/10000201000000EF000000F281A744466D5B79BD.png" xlink:type="simple" xlink:show="embed" xlink:actuate="onLoad" draw:mime-type="image/png">
              <text:p/>
            </draw:image>
          </draw:frame>
          <draw:frame draw:style-name="gr3" draw:text-style-name="P4" draw:layer="layout" svg:width="2.398cm" svg:height="0.556cm" svg:x="22.775cm" svg:y="11.444cm">
            <draw:text-box>
              <text:p><text:span text:style-name="T1">Datenbank</text:span></text:p>
            </draw:text-box>
          </draw:frame>
        </draw:g>
        <draw:g>
          <draw:frame draw:style-name="gr1" draw:text-style-name="P1" draw:layer="layout" svg:width="7.378cm" svg:height="4.4cm" svg:x="17.578cm" svg:y="0.2cm">
            <draw:image xlink:href="Pictures/1000020100000320000001F4F9F608A04D0D675B.png" xlink:type="simple" xlink:show="embed" xlink:actuate="onLoad" draw:mime-type="image/png">
              <text:p/>
            </draw:image>
          </draw:frame>
          <draw:g>
            <draw:frame draw:style-name="gr1" draw:text-style-name="P1" draw:layer="layout" svg:width="1.512cm" svg:height="3.313cm" svg:x="16.556cm" svg:y="2.342cm">
              <draw:image xlink:href="Pictures/10000201000000A300000165344BF3FE8E33F5A9.png" xlink:type="simple" xlink:show="embed" xlink:actuate="onLoad" draw:mime-type="image/png">
                <text:p/>
              </draw:image>
            </draw:frame>
            <draw:frame draw:style-name="gr1" draw:text-style-name="P1" draw:layer="layout" svg:width="1.2cm" svg:height="1.145cm" svg:x="17.356cm" svg:y="4.855cm">
              <draw:image xlink:href="Pictures/10000201000001B10000019DE7393C0BE8DC843C.png" xlink:type="simple" xlink:show="embed" xlink:actuate="onLoad" draw:mime-type="image/png">
                <text:p/>
              </draw:image>
            </draw:frame>
          </draw:g>
          <draw:frame draw:style-name="gr4" draw:text-style-name="P4" draw:layer="layout" svg:width="7.588cm" svg:height="1.111cm" svg:x="18.756cm" svg:y="4.8cm">
            <draw:text-box>
              <text:p><text:span text:style-name="T1">Webanwendung zur Überwachung</text:span></text:p>
              <text:p><text:span text:style-name="T1">und Verwaltung der IoT-Devices</text:span></text:p>
            </draw:text-box>
          </draw:frame>
        </draw:g>
        <draw:g>
          <draw:frame draw:style-name="gr1" draw:text-style-name="P1" draw:layer="layout" svg:width="2.045cm" svg:height="4.4cm" svg:x="11.092cm" svg:y="0cm">
            <draw:image xlink:href="Pictures/1000020100000183000003406E23D3A3136F774D.png" xlink:type="simple" xlink:show="embed" xlink:actuate="onLoad" draw:mime-type="image/png">
              <text:p/>
            </draw:image>
          </draw:frame>
          <draw:frame draw:style-name="gr5" draw:text-style-name="P4" draw:layer="layout" svg:width="2.864cm" svg:height="0.556cm" svg:x="11.092cm" svg:y="4.6cm">
            <draw:text-box>
              <text:p><text:span text:style-name="T1">Mobile Client</text:span></text:p>
            </draw:text-box>
          </draw:frame>
        </draw:g>
        <draw:frame draw:style-name="gr1" draw:text-style-name="P1" draw:layer="layout" svg:width="5.616cm" svg:height="2.892cm" svg:x="0.628cm" svg:y="2.8cm">
          <draw:image xlink:href="Pictures/10000000000003200000019CF0196EC130601A8D.jpg" xlink:type="simple" xlink:show="embed" xlink:actuate="onLoad" draw:mime-type="image/jpeg">
            <text:p/>
          </draw:image>
        </draw:frame>
        <draw:frame draw:style-name="gr1" draw:text-style-name="P1" draw:layer="layout" svg:width="3.403cm" svg:height="2.818cm" svg:x="0.35cm" svg:y="0.2cm">
          <draw:image xlink:href="Pictures/10000201000001E20000018F81A5CB1DFDB83DFD.png" xlink:type="simple" xlink:show="embed" xlink:actuate="onLoad" draw:mime-type="image/png">
            <text:p/>
          </draw:image>
        </draw:frame>
        <draw:g>
          <draw:frame draw:style-name="gr6" draw:text-style-name="P3" draw:layer="layout" svg:width="3.507cm" svg:height="0.556cm" svg:x="15.733cm" svg:y="11.444cm">
            <draw:text-box>
              <text:p text:style-name="P2"><text:span text:style-name="T1">Backendservice</text:span></text:p>
            </draw:text-box>
          </draw:frame>
          <draw:g>
            <draw:frame draw:style-name="gr1" draw:text-style-name="P1" draw:layer="layout" svg:width="1.512cm" svg:height="3.313cm" svg:x="16.572cm" svg:y="7.597cm">
              <draw:image xlink:href="Pictures/10000201000000A300000165344BF3FE8E33F5A9.png" xlink:type="simple" xlink:show="embed" xlink:actuate="onLoad" draw:mime-type="image/png">
                <text:p/>
              </draw:image>
            </draw:frame>
            <draw:frame draw:style-name="gr1" draw:text-style-name="P1" draw:layer="layout" svg:width="1.4cm" svg:height="1.4cm" svg:x="17.356cm" svg:y="10.1cm">
              <draw:image xlink:href="Pictures/10002AEA00000B0F00000B0F10C70DFA97492BDD.svg" xlink:type="simple" xlink:show="embed" xlink:actuate="onLoad" draw:mime-type="image/svg+xml">
                <text:p/>
              </draw:image>
              <draw:image xlink:href="Pictures/100002010000006B0000006B7B1C94D765A8E621.png" xlink:type="simple" xlink:show="embed" xlink:actuate="onLoad" draw:mime-type="image/png"/>
            </draw:frame>
          </draw:g>
        </draw:g>
        <draw:polyline draw:style-name="gr7" draw:text-style-name="P5" draw:layer="layout" svg:width="2.399cm" svg:height="0.599cm" draw:transform="rotate (1.5707963267949) translate (0.044cm 4.2cm)" svg:viewBox="0 0 2400 600" draw:points="0,600 0,0 2400,0 2400,600">
          <text:p/>
        </draw:polyline>
        <draw:g>
          <draw:g>
            <draw:frame draw:style-name="gr1" draw:text-style-name="P1" draw:layer="layout" svg:width="5.616cm" svg:height="2.892cm" svg:x="-0.06cm" svg:y="8.771cm">
              <draw:image xlink:href="Pictures/10000000000003200000019CF0196EC130601A8D.jpg" xlink:type="simple" xlink:show="embed" xlink:actuate="onLoad" draw:mime-type="image/jpeg">
                <text:p/>
              </draw:image>
            </draw:frame>
            <draw:frame draw:style-name="gr8" draw:text-style-name="P4" draw:layer="layout" svg:width="2.622cm" svg:height="0.556cm" svg:x="0.247cm" svg:y="11.444cm">
              <draw:text-box>
                <text:p><text:span text:style-name="T1">IoT-Devices</text:span></text:p>
              </draw:text-box>
            </draw:frame>
          </draw:g>
          <draw:polyline draw:style-name="gr7" draw:text-style-name="P5" draw:layer="layout" svg:width="4.405cm" svg:height="2.456cm" draw:transform="rotate (0.75101517713316) translate (-1.27692751770311cm 8.25467467422694cm)" svg:viewBox="0 0 4406 2457" draw:points="439,2310 0,1901 1774,0 4406,2457">
            <text:p/>
          </draw:polyline>
          <draw:frame draw:style-name="gr1" draw:text-style-name="P1" draw:layer="layout" svg:width="1.6cm" svg:height="1.711cm" svg:x="3.42cm" svg:y="6.23cm">
            <draw:image xlink:href="Pictures/10000201000001FE0000022122605FFFE3247BB1.png" xlink:type="simple" xlink:show="embed" xlink:actuate="onLoad" draw:mime-type="image/png">
              <text:p/>
            </draw:image>
          </draw:frame>
          <draw:frame draw:style-name="gr1" draw:text-style-name="P1" draw:layer="layout" svg:width="2.075cm" svg:height="2cm" svg:x="0.62cm" svg:y="6.244cm">
            <draw:image xlink:href="Pictures/1000020100000315000002F84A49273CBE97C306.png" xlink:type="simple" xlink:show="embed" xlink:actuate="onLoad" draw:mime-type="image/png">
              <text:p/>
            </draw:image>
          </draw:frame>
          <draw:frame draw:style-name="gr9" draw:text-style-name="P6" draw:layer="layout" svg:width="1.065cm" svg:height="0.725cm" svg:x="-0.245cm" svg:y="6.444cm">
            <draw:text-box>
              <text:p><text:span text:style-name="T2">I²C</text:span></text:p>
            </draw:text-box>
          </draw:frame>
        </draw:g>
        <draw:frame draw:style-name="gr10" draw:text-style-name="P6" draw:layer="layout" svg:width="1.188cm" svg:height="0.725cm" svg:x="-0.244cm" svg:y="4.075cm">
          <draw:text-box>
            <text:p><text:span text:style-name="T2">SPI</text:span></text:p>
          </draw:text-box>
        </draw:frame>
        <draw:line draw:style-name="gr11" draw:text-style-name="P5" draw:layer="layout" svg:x1="17.356cm" svg:y1="5.8cm" svg:x2="17.356cm" svg:y2="7.4cm">
          <text:p/>
        </draw:line>
        <draw:line draw:style-name="gr12" draw:text-style-name="P5" draw:layer="layout" svg:x1="18.356cm" svg:y1="10cm" svg:x2="22.756cm" svg:y2="10cm">
          <text:p/>
        </draw:line>
        <draw:line draw:style-name="gr13" draw:text-style-name="P5" draw:layer="layout" svg:x1="16.356cm" svg:y1="10cm" svg:x2="13.156cm" svg:y2="10cm">
          <text:p/>
        </draw:line>
        <draw:line draw:style-name="gr11" draw:text-style-name="P5" draw:layer="layout" svg:x1="12.756cm" svg:y1="5.2cm" svg:x2="16.556cm" svg:y2="7.6cm">
          <text:p/>
        </draw:line>
        <draw:line draw:style-name="gr13" draw:text-style-name="P5" draw:layer="layout" svg:x1="5.556cm" svg:y1="10cm" svg:x2="11.356cm" svg:y2="10cm">
          <text:p/>
        </draw:line>
        <draw:line draw:style-name="gr13" draw:text-style-name="P5" draw:layer="layout" svg:x1="6.156cm" svg:y1="4.2cm" svg:x2="11.356cm" svg:y2="7.6cm">
          <text:p/>
        </draw:line>
        <draw:frame draw:style-name="gr14" draw:text-style-name="P7" draw:layer="layout" svg:width="1.2cm" svg:height="0.475cm" svg:x="6.056cm" svg:y="9.4cm">
          <draw:text-box>
            <text:p><text:span text:style-name="T3">MQTT</text:span></text:p>
          </draw:text-box>
        </draw:frame>
        <draw:frame draw:style-name="gr15" draw:text-style-name="P8" draw:layer="layout" svg:width="2.847cm" svg:height="0.725cm" draw:transform="rotate (-0.570199066626548) translate (14.359cm 5.362cm)">
          <draw:text-box>
            <text:p><text:span text:style-name="T4">HTTP REST</text:span></text:p>
          </draw:text-box>
        </draw:frame>
        <draw:frame draw:style-name="gr16" draw:text-style-name="P9" draw:layer="layout" svg:width="4.486cm" svg:height="0.645cm" svg:x="18.07cm" svg:y="9.355cm">
          <draw:text-box>
            <text:p><text:span text:style-name="T5">DB-spezifisches Protokoll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3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105cm" svg:x="1cm" svg:y="4.22cm"/>
      <draw:page-thumbnail draw:layer="backgroundobjects" svg:width="8.999cm" svg:height="4.105cm" svg:x="1cm" svg:y="12.796cm"/>
      <draw:page-thumbnail draw:layer="backgroundobjects" svg:width="8.999cm" svg:height="4.105cm" svg:x="1cm" svg:y="21.372cm"/>
      <draw:page-thumbnail draw:layer="backgroundobjects" svg:width="8.999cm" svg:height="4.105cm" svg:x="11cm" svg:y="4.22cm"/>
      <draw:page-thumbnail draw:layer="backgroundobjects" svg:width="8.999cm" svg:height="4.105cm" svg:x="11cm" svg:y="12.796cm"/>
      <draw:page-thumbnail draw:layer="backgroundobjects" svg:width="8.999cm" svg:height="4.105cm" svg:x="11cm" svg:y="21.37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-Zimolong</meta:initial-creator>
    <meta:creation-date>2019-09-02T02:34:36.943808101</meta:creation-date>
    <dc:date>2021-09-10T01:57:33.229174995</dc:date>
    <dc:creator>Dennis Schulmeister-Zimolong</dc:creator>
    <meta:editing-duration>PT49M</meta:editing-duration>
    <meta:editing-cycles>9</meta:editing-cycles>
    <meta:generator>LibreOffice/7.0.6.2$Linux_X86_64 LibreOffice_project/00$Build-2</meta:generator>
    <meta:document-statistic meta:object-count="66"/>
  </office:meta>
</office:document-meta>
</file>